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Standard">
      <style:text-properties officeooo:paragraph-rsid="01c5306c"/>
    </style:style>
    <style:style style:name="P70" style:family="paragraph" style:parent-style-name="Standard">
      <style:text-properties officeooo:rsid="01c87f22" officeooo:paragraph-rsid="01c87f22"/>
    </style:style>
    <style:style style:name="P71" style:family="paragraph" style:parent-style-name="Standard">
      <style:text-properties officeooo:paragraph-rsid="01c87f22"/>
    </style:style>
    <style:style style:name="P72" style:family="paragraph" style:parent-style-name="Standard">
      <style:text-properties officeooo:paragraph-rsid="01cd69c1"/>
    </style:style>
    <style:style style:name="P73" style:family="paragraph" style:parent-style-name="Standard">
      <style:text-properties officeooo:rsid="01cf18d7" officeooo:paragraph-rsid="01cf18d7"/>
    </style:style>
    <style:style style:name="P74" style:family="paragraph" style:parent-style-name="Standard">
      <style:text-properties officeooo:rsid="01d94b7a" officeooo:paragraph-rsid="01d94b7a"/>
    </style:style>
    <style:style style:name="P75" style:family="paragraph" style:parent-style-name="Standard">
      <style:text-properties officeooo:rsid="01da05f2" officeooo:paragraph-rsid="01da05f2"/>
    </style:style>
    <style:style style:name="P76" style:family="paragraph" style:parent-style-name="Standard">
      <style:text-properties officeooo:paragraph-rsid="01da05f2"/>
    </style:style>
    <style:style style:name="P77" style:family="paragraph" style:parent-style-name="Standard">
      <style:text-properties officeooo:rsid="01dae822" officeooo:paragraph-rsid="01dae822"/>
    </style:style>
    <style:style style:name="P78" style:family="paragraph" style:parent-style-name="Standard">
      <style:text-properties officeooo:rsid="01dae822" officeooo:paragraph-rsid="01e665ed"/>
    </style:style>
    <style:style style:name="P79" style:family="paragraph" style:parent-style-name="Standard">
      <style:text-properties officeooo:rsid="01f382e4" officeooo:paragraph-rsid="01f382e4"/>
    </style:style>
    <style:style style:name="P80" style:family="paragraph" style:parent-style-name="Standard">
      <style:text-properties officeooo:paragraph-rsid="01f382e4"/>
    </style:style>
    <style:style style:name="P81" style:family="paragraph" style:parent-style-name="Standard">
      <style:text-properties officeooo:rsid="01f4798d" officeooo:paragraph-rsid="01f4798d"/>
    </style:style>
    <style:style style:name="P82" style:family="paragraph" style:parent-style-name="Standard">
      <style:text-properties officeooo:rsid="0201d39a" officeooo:paragraph-rsid="0201d39a"/>
    </style:style>
    <style:style style:name="P83" style:family="paragraph" style:parent-style-name="Standard">
      <style:text-properties officeooo:paragraph-rsid="0204943c"/>
    </style:style>
    <style:style style:name="P84" style:family="paragraph" style:parent-style-name="Standard">
      <style:text-properties officeooo:paragraph-rsid="02073709"/>
    </style:style>
    <style:style style:name="P85" style:family="paragraph" style:parent-style-name="Standard">
      <style:text-properties officeooo:paragraph-rsid="020b8af6"/>
    </style:style>
    <style:style style:name="P86" style:family="paragraph" style:parent-style-name="Standard">
      <style:text-properties officeooo:paragraph-rsid="020e876c"/>
    </style:style>
    <style:style style:name="P87" style:family="paragraph" style:parent-style-name="Standard">
      <style:text-properties officeooo:rsid="0210ef59" officeooo:paragraph-rsid="0210ef59"/>
    </style:style>
    <style:style style:name="P88" style:family="paragraph" style:parent-style-name="Standard">
      <style:text-properties officeooo:paragraph-rsid="021386eb"/>
    </style:style>
    <style:style style:name="P89" style:family="paragraph" style:parent-style-name="Standard">
      <style:text-properties officeooo:paragraph-rsid="02159d0c"/>
    </style:style>
    <style:style style:name="P90" style:family="paragraph" style:parent-style-name="Standard">
      <style:text-properties officeooo:paragraph-rsid="0216ddce"/>
    </style:style>
    <style:style style:name="P91" style:family="paragraph" style:parent-style-name="Standard">
      <style:text-properties officeooo:rsid="0218b863" officeooo:paragraph-rsid="0218b863"/>
    </style:style>
    <style:style style:name="P92" style:family="paragraph" style:parent-style-name="Standard">
      <style:text-properties officeooo:paragraph-rsid="02190909"/>
    </style:style>
    <style:style style:name="P93" style:family="paragraph" style:parent-style-name="Standard">
      <style:text-properties officeooo:rsid="021ec493" officeooo:paragraph-rsid="021ec493"/>
    </style:style>
    <style:style style:name="P94" style:family="paragraph" style:parent-style-name="Standard">
      <style:text-properties officeooo:paragraph-rsid="0221192c"/>
    </style:style>
    <style:style style:name="P95" style:family="paragraph" style:parent-style-name="Text_20_body">
      <style:text-properties officeooo:rsid="00913929" officeooo:paragraph-rsid="00913929"/>
    </style:style>
    <style:style style:name="P96" style:family="paragraph" style:parent-style-name="Thought">
      <style:text-properties officeooo:paragraph-rsid="00aa4871"/>
    </style:style>
    <style:style style:name="P97" style:family="paragraph" style:parent-style-name="Thought">
      <style:text-properties officeooo:rsid="00aa4871" officeooo:paragraph-rsid="00aa4871"/>
    </style:style>
    <style:style style:name="P98" style:family="paragraph" style:parent-style-name="Thought">
      <style:text-properties officeooo:paragraph-rsid="00df4e8f"/>
    </style:style>
    <style:style style:name="P99" style:family="paragraph" style:parent-style-name="Thought">
      <style:text-properties officeooo:paragraph-rsid="014f9968"/>
    </style:style>
    <style:style style:name="P100" style:family="paragraph" style:parent-style-name="Thought">
      <style:text-properties officeooo:paragraph-rsid="0168ede6"/>
    </style:style>
    <style:style style:name="P101" style:family="paragraph" style:parent-style-name="Thought">
      <style:text-properties officeooo:paragraph-rsid="016d7344"/>
    </style:style>
    <style:style style:name="P102" style:family="paragraph" style:parent-style-name="Thought">
      <style:text-properties officeooo:paragraph-rsid="017547b9"/>
    </style:style>
    <style:style style:name="P103" style:family="paragraph" style:parent-style-name="Thought">
      <style:text-properties officeooo:rsid="01abddda" officeooo:paragraph-rsid="01abddda"/>
    </style:style>
    <style:style style:name="P104" style:family="paragraph" style:parent-style-name="Thought">
      <style:text-properties officeooo:paragraph-rsid="01b89998"/>
    </style:style>
    <style:style style:name="P105" style:family="paragraph" style:parent-style-name="Thought">
      <style:text-properties officeooo:paragraph-rsid="01c51ed5"/>
    </style:style>
    <style:style style:name="P106" style:family="paragraph" style:parent-style-name="Thought">
      <style:text-properties officeooo:paragraph-rsid="01cb1f2c"/>
    </style:style>
    <style:style style:name="P107" style:family="paragraph" style:parent-style-name="Thought">
      <style:text-properties officeooo:paragraph-rsid="01cc35df"/>
    </style:style>
    <style:style style:name="P108" style:family="paragraph" style:parent-style-name="Thought">
      <style:text-properties officeooo:paragraph-rsid="01d7838e"/>
    </style:style>
    <style:style style:name="P109" style:family="paragraph" style:parent-style-name="Thought">
      <style:text-properties officeooo:paragraph-rsid="01da05f2"/>
    </style:style>
    <style:style style:name="P110" style:family="paragraph" style:parent-style-name="Thought">
      <style:text-properties officeooo:rsid="01dc327d" officeooo:paragraph-rsid="01dc327d"/>
    </style:style>
    <style:style style:name="P111" style:family="paragraph" style:parent-style-name="Thought">
      <style:text-properties officeooo:rsid="01e2e040" officeooo:paragraph-rsid="01e2e040"/>
    </style:style>
    <style:style style:name="P112" style:family="paragraph" style:parent-style-name="Thought">
      <style:text-properties officeooo:rsid="01ef1cf9" officeooo:paragraph-rsid="01ef1cf9"/>
    </style:style>
    <style:style style:name="P113" style:family="paragraph" style:parent-style-name="Thought">
      <style:text-properties officeooo:paragraph-rsid="01f87a86"/>
    </style:style>
    <style:style style:name="P114" style:family="paragraph" style:parent-style-name="Thought">
      <style:text-properties officeooo:paragraph-rsid="01fc9bac"/>
    </style:style>
    <style:style style:name="P115" style:family="paragraph" style:parent-style-name="Thought">
      <style:text-properties officeooo:paragraph-rsid="020e876c"/>
    </style:style>
    <style:style style:name="P116" style:family="paragraph" style:parent-style-name="Thought">
      <style:text-properties officeooo:rsid="022bcd74" officeooo:paragraph-rsid="022bcd74"/>
    </style:style>
    <style:style style:name="P117" style:family="paragraph" style:parent-style-name="Thought">
      <style:text-properties officeooo:rsid="01d7838e" officeooo:paragraph-rsid="01d7838e" fo:background-color="transparent"/>
    </style:style>
    <style:style style:name="P118" style:family="paragraph" style:parent-style-name="Thought">
      <style:text-properties fo:font-weight="normal" officeooo:rsid="01f0cee8" officeooo:paragraph-rsid="01f382e4" fo:background-color="transparent" style:font-weight-asian="normal" style:font-weight-complex="normal"/>
    </style:style>
    <style:style style:name="P119" style:family="paragraph" style:parent-style-name="Thought">
      <style:text-properties officeooo:paragraph-rsid="023e3202"/>
    </style:style>
    <style:style style:name="P120" style:family="paragraph" style:parent-style-name="Thought">
      <style:text-properties officeooo:paragraph-rsid="023efcea"/>
    </style:style>
    <style:style style:name="P121" style:family="paragraph" style:parent-style-name="Timekeeping">
      <style:text-properties officeooo:paragraph-rsid="00b71922"/>
    </style:style>
    <style:style style:name="P122" style:family="paragraph" style:parent-style-name="Timekeeping">
      <style:text-properties officeooo:paragraph-rsid="00c13144"/>
    </style:style>
    <style:style style:name="P123" style:family="paragraph" style:parent-style-name="Timekeeping">
      <style:text-properties officeooo:paragraph-rsid="00c32f96"/>
    </style:style>
    <style:style style:name="P124" style:family="paragraph" style:parent-style-name="Timekeeping">
      <style:text-properties officeooo:paragraph-rsid="00c4c7c7"/>
    </style:style>
    <style:style style:name="P125" style:family="paragraph" style:parent-style-name="Timekeeping">
      <style:text-properties officeooo:paragraph-rsid="00cf15de"/>
    </style:style>
    <style:style style:name="P126" style:family="paragraph" style:parent-style-name="Timekeeping">
      <style:text-properties officeooo:paragraph-rsid="00f4f326"/>
    </style:style>
    <style:style style:name="P127" style:family="paragraph" style:parent-style-name="Timekeeping">
      <style:text-properties officeooo:paragraph-rsid="011f0e78"/>
    </style:style>
    <style:style style:name="P128" style:family="paragraph" style:parent-style-name="Timekeeping">
      <style:text-properties officeooo:paragraph-rsid="014dce38"/>
    </style:style>
    <style:style style:name="P129" style:family="paragraph" style:parent-style-name="Timekeeping">
      <style:text-properties officeooo:rsid="0152835a" officeooo:paragraph-rsid="015791c3"/>
    </style:style>
    <style:style style:name="P130" style:family="paragraph" style:parent-style-name="Timekeeping">
      <style:text-properties officeooo:rsid="0152835a" officeooo:paragraph-rsid="01627b12"/>
    </style:style>
    <style:style style:name="P131" style:family="paragraph" style:parent-style-name="Timekeeping">
      <style:text-properties officeooo:rsid="0152835a" officeooo:paragraph-rsid="0169f31a"/>
    </style:style>
    <style:style style:name="P132" style:family="paragraph" style:parent-style-name="Timekeeping">
      <style:text-properties officeooo:rsid="0152835a" officeooo:paragraph-rsid="017547b9"/>
    </style:style>
    <style:style style:name="P133" style:family="paragraph" style:parent-style-name="Timekeeping">
      <style:text-properties officeooo:rsid="0152835a" officeooo:paragraph-rsid="0181a157"/>
    </style:style>
    <style:style style:name="P134" style:family="paragraph" style:parent-style-name="Timekeeping">
      <style:text-properties officeooo:rsid="0152835a" officeooo:paragraph-rsid="01b99832"/>
    </style:style>
    <style:style style:name="P135" style:family="paragraph" style:parent-style-name="Timekeeping">
      <style:text-properties officeooo:rsid="0152835a" officeooo:paragraph-rsid="01c4acd5"/>
    </style:style>
    <style:style style:name="P136" style:family="paragraph" style:parent-style-name="Timekeeping">
      <style:text-properties officeooo:rsid="0152835a" officeooo:paragraph-rsid="01dae822"/>
    </style:style>
    <style:style style:name="P137" style:family="paragraph" style:parent-style-name="Timekeeping">
      <style:text-properties officeooo:rsid="0152835a" officeooo:paragraph-rsid="01e665ed"/>
    </style:style>
    <style:style style:name="P138" style:family="paragraph" style:parent-style-name="Timekeeping">
      <style:text-properties officeooo:rsid="0152835a" officeooo:paragraph-rsid="01f4798d"/>
    </style:style>
    <style:style style:name="P139" style:family="paragraph" style:parent-style-name="Timekeeping">
      <style:text-properties officeooo:rsid="0152835a" officeooo:paragraph-rsid="0219bc66"/>
    </style:style>
    <style:style style:name="P140" style:family="paragraph" style:parent-style-name="Timekeeping">
      <style:text-properties officeooo:rsid="0152835a" officeooo:paragraph-rsid="021ec493"/>
    </style:style>
    <style:style style:name="P141" style:family="paragraph" style:parent-style-name="Timekeeping">
      <style:text-properties officeooo:paragraph-rsid="01640284"/>
    </style:style>
    <style:style style:name="P142" style:family="paragraph" style:parent-style-name="Timekeeping">
      <style:text-properties officeooo:paragraph-rsid="016f77ce"/>
    </style:style>
    <style:style style:name="P143" style:family="paragraph" style:parent-style-name="Timekeeping">
      <style:text-properties officeooo:paragraph-rsid="01e665ed"/>
    </style:style>
    <style:style style:name="P144" style:family="paragraph" style:parent-style-name="Timekeeping">
      <style:text-properties officeooo:rsid="01dae822" officeooo:paragraph-rsid="01eac19e"/>
    </style:style>
    <style:style style:name="P145" style:family="paragraph" style:parent-style-name="Timekeeping">
      <style:text-properties officeooo:paragraph-rsid="0219bc66"/>
    </style:style>
    <style:style style:name="P146" style:family="paragraph" style:parent-style-name="Timekeeping">
      <style:text-properties officeooo:rsid="021edf6f" officeooo:paragraph-rsid="021edf6f"/>
    </style:style>
    <style:style style:name="P147" style:family="paragraph" style:parent-style-name="Timekeeping">
      <style:text-properties officeooo:paragraph-rsid="023c49cf"/>
    </style:style>
    <style:style style:name="P148" style:family="paragraph" style:parent-style-name="Decision">
      <style:text-properties officeooo:rsid="00b942b8" officeooo:paragraph-rsid="00c44f49"/>
    </style:style>
    <style:style style:name="P149" style:family="paragraph" style:parent-style-name="Decision">
      <style:text-properties officeooo:paragraph-rsid="00cfdca9"/>
    </style:style>
    <style:style style:name="P150" style:family="paragraph" style:parent-style-name="Decision">
      <style:text-properties officeooo:paragraph-rsid="017ccde2"/>
    </style:style>
    <style:style style:name="P151" style:family="paragraph" style:parent-style-name="Decision">
      <style:text-properties officeooo:paragraph-rsid="01c28d10"/>
    </style:style>
    <style:style style:name="P152" style:family="paragraph" style:parent-style-name="Decision">
      <style:text-properties officeooo:paragraph-rsid="01c5306c"/>
    </style:style>
    <style:style style:name="P153" style:family="paragraph" style:parent-style-name="Decision">
      <style:text-properties officeooo:paragraph-rsid="02190909"/>
    </style:style>
    <style:style style:name="P154" style:family="paragraph" style:parent-style-name="Heading_20_1">
      <style:text-properties officeooo:rsid="00913929" officeooo:paragraph-rsid="00913929"/>
    </style:style>
    <style:style style:name="P155" style:family="paragraph" style:parent-style-name="Heading_20_1">
      <style:text-properties fo:language="en" fo:country="AU" officeooo:paragraph-rsid="008ae153"/>
    </style:style>
    <style:style style:name="P156" style:family="paragraph" style:parent-style-name="Heading_20_2">
      <style:text-properties officeooo:paragraph-rsid="00c4b403"/>
    </style:style>
    <style:style style:name="P157"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58" style:family="paragraph" style:parent-style-name="Heading_20_2">
      <style:text-properties officeooo:paragraph-rsid="023c49cf"/>
    </style:style>
    <style:style style:name="P159" style:family="paragraph" style:parent-style-name="Standard">
      <style:text-properties officeooo:rsid="0218b863" officeooo:paragraph-rsid="024429ae"/>
    </style:style>
    <style:style style:name="P160" style:family="paragraph" style:parent-style-name="Thought" style:list-style-name="L1">
      <style:text-properties officeooo:paragraph-rsid="01c5306c"/>
    </style:style>
    <style:style style:name="P161" style:family="paragraph" style:parent-style-name="Thought" style:list-style-name="L1">
      <style:text-properties officeooo:rsid="01c5306c" officeooo:paragraph-rsid="01c5306c"/>
    </style:style>
    <style:style style:name="P162" style:family="paragraph" style:parent-style-name="Thought">
      <style:text-properties officeooo:rsid="023cc0d8" officeooo:paragraph-rsid="023e3202"/>
    </style:style>
    <style:style style:name="P163" style:family="paragraph" style:parent-style-name="Timekeeping">
      <style:text-properties officeooo:rsid="0152835a" officeooo:paragraph-rsid="024429ae"/>
    </style:style>
    <style:style style:name="P164" style:family="paragraph" style:parent-style-name="Timekeeping">
      <style:text-properties officeooo:paragraph-rsid="024429a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1f87a86" fo:background-color="transparent" loext:char-shading-value="0"/>
    </style:style>
    <style:style style:name="T64" style:family="text">
      <style:text-properties officeooo:rsid="02009d18" fo:background-color="transparent" loext:char-shading-value="0"/>
    </style:style>
    <style:style style:name="T65" style:family="text">
      <style:text-properties officeooo:rsid="0219bc66" fo:background-color="transparent" loext:char-shading-value="0"/>
    </style:style>
    <style:style style:name="T66" style:family="text">
      <style:text-properties officeooo:rsid="023c49cf" fo:background-color="transparent" loext:char-shading-value="0"/>
    </style:style>
    <style:style style:name="T67" style:family="text">
      <style:text-properties officeooo:rsid="023e3202" fo:background-color="transparent" loext:char-shading-value="0"/>
    </style:style>
    <style:style style:name="T68" style:family="text">
      <style:text-properties officeooo:rsid="023efcea" fo:background-color="transparent" loext:char-shading-value="0"/>
    </style:style>
    <style:style style:name="T69" style:family="text">
      <style:text-properties officeooo:rsid="0241a795" fo:background-color="transparent" loext:char-shading-value="0"/>
    </style:style>
    <style:style style:name="T70" style:family="text">
      <style:text-properties officeooo:rsid="0242e36c" fo:background-color="transparent" loext:char-shading-value="0"/>
    </style:style>
    <style:style style:name="T71" style:family="text">
      <style:text-properties officeooo:rsid="024404ab" fo:background-color="transparent" loext:char-shading-value="0"/>
    </style:style>
    <style:style style:name="T72" style:family="text">
      <style:text-properties officeooo:rsid="024429ae" fo:background-color="transparent" loext:char-shading-value="0"/>
    </style:style>
    <style:style style:name="T73" style:family="text">
      <style:text-properties officeooo:rsid="00aaee32"/>
    </style:style>
    <style:style style:name="T74" style:family="text">
      <style:text-properties officeooo:rsid="00af86a3"/>
    </style:style>
    <style:style style:name="T75" style:family="text">
      <style:text-properties officeooo:rsid="00b71922"/>
    </style:style>
    <style:style style:name="T76" style:family="text">
      <style:text-properties officeooo:rsid="00b942b8"/>
    </style:style>
    <style:style style:name="T77" style:family="text">
      <style:text-properties officeooo:rsid="00b99d82"/>
    </style:style>
    <style:style style:name="T78" style:family="text">
      <style:text-properties officeooo:rsid="00bc9a67"/>
    </style:style>
    <style:style style:name="T79" style:family="text">
      <style:text-properties officeooo:rsid="00c13144"/>
    </style:style>
    <style:style style:name="T80" style:family="text">
      <style:text-properties officeooo:rsid="00c4b403"/>
    </style:style>
    <style:style style:name="T81" style:family="text">
      <style:text-properties officeooo:rsid="00c68b97"/>
    </style:style>
    <style:style style:name="T82" style:family="text">
      <style:text-properties officeooo:rsid="00c83a06"/>
    </style:style>
    <style:style style:name="T83" style:family="text">
      <style:text-properties officeooo:rsid="00ca74c4"/>
    </style:style>
    <style:style style:name="T84" style:family="text">
      <style:text-properties officeooo:rsid="00cdda8a"/>
    </style:style>
    <style:style style:name="T85" style:family="text">
      <style:text-properties officeooo:rsid="00cf15de"/>
    </style:style>
    <style:style style:name="T86" style:family="text">
      <style:text-properties officeooo:rsid="00cfdca9"/>
    </style:style>
    <style:style style:name="T87" style:family="text">
      <style:text-properties officeooo:rsid="00d1465f"/>
    </style:style>
    <style:style style:name="T88" style:family="text">
      <style:text-properties officeooo:rsid="00d173fb"/>
    </style:style>
    <style:style style:name="T89" style:family="text">
      <style:text-properties officeooo:rsid="00d2c08f"/>
    </style:style>
    <style:style style:name="T90" style:family="text">
      <style:text-properties officeooo:rsid="00d63986"/>
    </style:style>
    <style:style style:name="T91" style:family="text">
      <style:text-properties officeooo:rsid="00d66cdd"/>
    </style:style>
    <style:style style:name="T92" style:family="text">
      <style:text-properties officeooo:rsid="00dab222"/>
    </style:style>
    <style:style style:name="T93" style:family="text">
      <style:text-properties officeooo:rsid="00de8630"/>
    </style:style>
    <style:style style:name="T94" style:family="text">
      <style:text-properties officeooo:rsid="00e1af3c"/>
    </style:style>
    <style:style style:name="T95" style:family="text">
      <style:text-properties officeooo:rsid="00e22fdb"/>
    </style:style>
    <style:style style:name="T96" style:family="text">
      <style:text-properties officeooo:rsid="00e80d2d"/>
    </style:style>
    <style:style style:name="T97" style:family="text">
      <style:text-properties officeooo:rsid="00f1993a"/>
    </style:style>
    <style:style style:name="T98" style:family="text">
      <style:text-properties officeooo:rsid="00f3b35a"/>
    </style:style>
    <style:style style:name="T99" style:family="text">
      <style:text-properties officeooo:rsid="00f4f326"/>
    </style:style>
    <style:style style:name="T100" style:family="text">
      <style:text-properties officeooo:rsid="00f800ee"/>
    </style:style>
    <style:style style:name="T101" style:family="text">
      <style:text-properties officeooo:rsid="00f81696"/>
    </style:style>
    <style:style style:name="T102" style:family="text">
      <style:text-properties officeooo:rsid="010ac23c"/>
    </style:style>
    <style:style style:name="T103" style:family="text">
      <style:text-properties officeooo:rsid="010d5369"/>
    </style:style>
    <style:style style:name="T104" style:family="text">
      <style:text-properties officeooo:rsid="0110d0dd"/>
    </style:style>
    <style:style style:name="T105" style:family="text">
      <style:text-properties officeooo:rsid="0115a084"/>
    </style:style>
    <style:style style:name="T106" style:family="text">
      <style:text-properties officeooo:rsid="012400ee"/>
    </style:style>
    <style:style style:name="T107" style:family="text">
      <style:text-properties officeooo:rsid="012679b8"/>
    </style:style>
    <style:style style:name="T108" style:family="text">
      <style:text-properties officeooo:rsid="0127d1db"/>
    </style:style>
    <style:style style:name="T109" style:family="text">
      <style:text-properties officeooo:rsid="0129453a"/>
    </style:style>
    <style:style style:name="T110" style:family="text">
      <style:text-properties officeooo:rsid="012fcc7a"/>
    </style:style>
    <style:style style:name="T111" style:family="text">
      <style:text-properties officeooo:rsid="0131b58b"/>
    </style:style>
    <style:style style:name="T112" style:family="text">
      <style:text-properties officeooo:rsid="01383194"/>
    </style:style>
    <style:style style:name="T113" style:family="text">
      <style:text-properties officeooo:rsid="0138c778"/>
    </style:style>
    <style:style style:name="T114" style:family="text">
      <style:text-properties officeooo:rsid="013c30ae"/>
    </style:style>
    <style:style style:name="T115" style:family="text">
      <style:text-properties officeooo:rsid="013dcdbf"/>
    </style:style>
    <style:style style:name="T116" style:family="text">
      <style:text-properties officeooo:rsid="0143f0f7"/>
    </style:style>
    <style:style style:name="T117" style:family="text">
      <style:text-properties officeooo:rsid="0144467f"/>
    </style:style>
    <style:style style:name="T118" style:family="text">
      <style:text-properties officeooo:rsid="0145d24c"/>
    </style:style>
    <style:style style:name="T119" style:family="text">
      <style:text-properties officeooo:rsid="01476af7"/>
    </style:style>
    <style:style style:name="T120" style:family="text">
      <style:text-properties officeooo:rsid="0148c89b"/>
    </style:style>
    <style:style style:name="T121" style:family="text">
      <style:text-properties officeooo:rsid="014cf8ed"/>
    </style:style>
    <style:style style:name="T122" style:family="text">
      <style:text-properties officeooo:rsid="015262b6"/>
    </style:style>
    <style:style style:name="T123" style:family="text">
      <style:text-properties officeooo:rsid="0155cd6b"/>
    </style:style>
    <style:style style:name="T124" style:family="text">
      <style:text-properties officeooo:rsid="015791c3"/>
    </style:style>
    <style:style style:name="T125" style:family="text">
      <style:text-properties officeooo:rsid="0158acb6"/>
    </style:style>
    <style:style style:name="T126" style:family="text">
      <style:text-properties officeooo:rsid="01627b12"/>
    </style:style>
    <style:style style:name="T127" style:family="text">
      <style:text-properties officeooo:rsid="01640284"/>
    </style:style>
    <style:style style:name="T128" style:family="text">
      <style:text-properties officeooo:rsid="0165c43d"/>
    </style:style>
    <style:style style:name="T129" style:family="text">
      <style:text-properties officeooo:rsid="0166f188"/>
    </style:style>
    <style:style style:name="T130" style:family="text">
      <style:text-properties officeooo:rsid="0169f31a"/>
    </style:style>
    <style:style style:name="T131" style:family="text">
      <style:text-properties officeooo:rsid="01742c95"/>
    </style:style>
    <style:style style:name="T132" style:family="text">
      <style:text-properties officeooo:rsid="017547b9"/>
    </style:style>
    <style:style style:name="T133" style:family="text">
      <style:text-properties officeooo:rsid="0177b832"/>
    </style:style>
    <style:style style:name="T134" style:family="text">
      <style:text-properties officeooo:rsid="01787b64"/>
    </style:style>
    <style:style style:name="T135" style:family="text">
      <style:text-properties officeooo:rsid="017aa501"/>
    </style:style>
    <style:style style:name="T136" style:family="text">
      <style:text-properties officeooo:rsid="017be6e7"/>
    </style:style>
    <style:style style:name="T137" style:family="text">
      <style:text-properties officeooo:rsid="01881499"/>
    </style:style>
    <style:style style:name="T138" style:family="text">
      <style:text-properties officeooo:rsid="01890405"/>
    </style:style>
    <style:style style:name="T139" style:family="text">
      <style:text-properties officeooo:rsid="018d9b0a"/>
    </style:style>
    <style:style style:name="T140" style:family="text">
      <style:text-properties officeooo:rsid="018e64e6"/>
    </style:style>
    <style:style style:name="T141" style:family="text">
      <style:text-properties officeooo:rsid="018f7044"/>
    </style:style>
    <style:style style:name="T142" style:family="text">
      <style:text-properties officeooo:rsid="0191ec5a"/>
    </style:style>
    <style:style style:name="T143" style:family="text">
      <style:text-properties officeooo:rsid="0194c1cc"/>
    </style:style>
    <style:style style:name="T144" style:family="text">
      <style:text-properties officeooo:rsid="0195954c"/>
    </style:style>
    <style:style style:name="T145" style:family="text">
      <style:text-properties officeooo:rsid="01981a9b"/>
    </style:style>
    <style:style style:name="T146" style:family="text">
      <style:text-properties officeooo:rsid="01a12213"/>
    </style:style>
    <style:style style:name="T147" style:family="text">
      <style:text-properties officeooo:rsid="01a2e46b"/>
    </style:style>
    <style:style style:name="T148" style:family="text">
      <style:text-properties officeooo:rsid="01affaed"/>
    </style:style>
    <style:style style:name="T149" style:family="text">
      <style:text-properties officeooo:rsid="01b219b1"/>
    </style:style>
    <style:style style:name="T150" style:family="text">
      <style:text-properties officeooo:rsid="01b6b10d"/>
    </style:style>
    <style:style style:name="T151" style:family="text">
      <style:text-properties officeooo:rsid="01b6b3c5"/>
    </style:style>
    <style:style style:name="T152" style:family="text">
      <style:text-properties officeooo:rsid="01b89998"/>
    </style:style>
    <style:style style:name="T153" style:family="text">
      <style:text-properties officeooo:rsid="01b99832"/>
    </style:style>
    <style:style style:name="T154" style:family="text">
      <style:text-properties officeooo:rsid="01c28d10"/>
    </style:style>
    <style:style style:name="T155" style:family="text">
      <style:text-properties officeooo:rsid="01c4acd5"/>
    </style:style>
    <style:style style:name="T156" style:family="text">
      <style:text-properties officeooo:rsid="01c6bf82"/>
    </style:style>
    <style:style style:name="T157" style:family="text">
      <style:text-properties officeooo:rsid="01c7c90a"/>
    </style:style>
    <style:style style:name="T158" style:family="text">
      <style:text-properties officeooo:rsid="01c89347"/>
    </style:style>
    <style:style style:name="T159" style:family="text">
      <style:text-properties officeooo:rsid="01cc35df"/>
    </style:style>
    <style:style style:name="T160" style:family="text">
      <style:text-properties officeooo:rsid="01cf5374"/>
    </style:style>
    <style:style style:name="T161" style:family="text">
      <style:text-properties officeooo:rsid="01d7838e"/>
    </style:style>
    <style:style style:name="T162" style:family="text">
      <style:text-properties officeooo:rsid="01da05f2"/>
    </style:style>
    <style:style style:name="T163" style:family="text">
      <style:text-properties officeooo:rsid="01dae822"/>
    </style:style>
    <style:style style:name="T164" style:family="text">
      <style:text-properties officeooo:rsid="01dd44ad"/>
    </style:style>
    <style:style style:name="T165" style:family="text">
      <style:text-properties officeooo:rsid="01df0c69"/>
    </style:style>
    <style:style style:name="T166" style:family="text">
      <style:text-properties officeooo:rsid="01e46afa"/>
    </style:style>
    <style:style style:name="T167" style:family="text">
      <style:text-properties officeooo:rsid="01e49ec4"/>
    </style:style>
    <style:style style:name="T168" style:family="text">
      <style:text-properties officeooo:rsid="01eac19e"/>
    </style:style>
    <style:style style:name="T169" style:family="text">
      <style:text-properties officeooo:rsid="01ebf079"/>
    </style:style>
    <style:style style:name="T170" style:family="text">
      <style:text-properties officeooo:rsid="01edc80e"/>
    </style:style>
    <style:style style:name="T171" style:family="text">
      <style:text-properties fo:font-weight="normal" style:font-weight-asian="normal" style:font-weight-complex="normal"/>
    </style:style>
    <style:style style:name="T172" style:family="text">
      <style:text-properties fo:font-weight="normal" officeooo:rsid="01f0cee8" style:font-weight-asian="normal" style:font-weight-complex="normal"/>
    </style:style>
    <style:style style:name="T173" style:family="text">
      <style:text-properties fo:font-weight="normal" officeooo:rsid="01f2a332" style:font-weight-asian="normal" style:font-weight-complex="normal"/>
    </style:style>
    <style:style style:name="T174" style:family="text">
      <style:text-properties fo:font-weight="normal" officeooo:rsid="01f0cee8" fo:background-color="transparent" loext:char-shading-value="0" style:font-weight-asian="normal" style:font-weight-complex="normal"/>
    </style:style>
    <style:style style:name="T175" style:family="text">
      <style:text-properties officeooo:rsid="01f382e4"/>
    </style:style>
    <style:style style:name="T176" style:family="text">
      <style:text-properties officeooo:rsid="01f4798d"/>
    </style:style>
    <style:style style:name="T177" style:family="text">
      <style:text-properties officeooo:rsid="01f87a86"/>
    </style:style>
    <style:style style:name="T178" style:family="text">
      <style:text-properties officeooo:rsid="01f919fa"/>
    </style:style>
    <style:style style:name="T179" style:family="text">
      <style:text-properties officeooo:rsid="01f97858"/>
    </style:style>
    <style:style style:name="T180" style:family="text">
      <style:text-properties officeooo:rsid="01fc9bac"/>
    </style:style>
    <style:style style:name="T181" style:family="text">
      <style:text-properties officeooo:rsid="02073709"/>
    </style:style>
    <style:style style:name="T182" style:family="text">
      <style:text-properties officeooo:rsid="02091dc3"/>
    </style:style>
    <style:style style:name="T183" style:family="text">
      <style:text-properties officeooo:rsid="020d17ae"/>
    </style:style>
    <style:style style:name="T184" style:family="text">
      <style:text-properties officeooo:rsid="021245aa"/>
    </style:style>
    <style:style style:name="T185" style:family="text">
      <style:text-properties officeooo:rsid="021585a0"/>
    </style:style>
    <style:style style:name="T186" style:family="text">
      <style:text-properties officeooo:rsid="0216ddce"/>
    </style:style>
    <style:style style:name="T187" style:family="text">
      <style:text-properties officeooo:rsid="0218b863"/>
    </style:style>
    <style:style style:name="T188" style:family="text">
      <style:text-properties officeooo:rsid="0219bc66"/>
    </style:style>
    <style:style style:name="T189" style:family="text">
      <style:text-properties officeooo:rsid="0221192c"/>
    </style:style>
    <style:style style:name="T190" style:family="text">
      <style:text-properties officeooo:rsid="0222d922"/>
    </style:style>
    <style:style style:name="T191" style:family="text">
      <style:text-properties officeooo:rsid="0225deec"/>
    </style:style>
    <style:style style:name="T192" style:family="text">
      <style:text-properties officeooo:rsid="02263593"/>
    </style:style>
    <style:style style:name="T193" style:family="text">
      <style:text-properties officeooo:rsid="0227b914"/>
    </style:style>
    <style:style style:name="T194" style:family="text">
      <style:text-properties officeooo:rsid="02284d35"/>
    </style:style>
    <style:style style:name="T195" style:family="text">
      <style:text-properties officeooo:rsid="022a2dd6"/>
    </style:style>
    <style:style style:name="T196" style:family="text">
      <style:text-properties officeooo:rsid="023c49cf"/>
    </style:style>
    <style:style style:name="T197" style:family="text">
      <style:text-properties officeooo:rsid="023cc0d8"/>
    </style:style>
    <style:style style:name="T198" style:family="text">
      <style:text-properties officeooo:rsid="023e3202"/>
    </style:style>
    <style:style style:name="T199" style:family="text">
      <style:text-properties officeooo:rsid="023efcea"/>
    </style:style>
    <style:style style:name="T200" style:family="text">
      <style:text-properties officeooo:rsid="0240ae9c"/>
    </style:style>
    <style:style style:name="T201" style:family="text">
      <style:text-properties officeooo:rsid="0241d3f5"/>
    </style:style>
    <style:style style:name="T202" style:family="text">
      <style:text-properties officeooo:rsid="0243b4a0"/>
    </style:style>
    <style:style style:name="T203" style:family="text">
      <style:text-properties officeooo:rsid="024429ae"/>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54" text:outline-level="1">Reading this journal</text:h>
      <text:p text:style-name="P9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96">I estimate I should have time to complete the exercise before <text:span text:style-name="T13">Saturday </text:span>2022-11-0<text:span text:style-name="T9">5.</text:span></text:p>
      <text:p text:style-name="Standard"/>
      <text:p text:style-name="P97">Sang-Woo confirmed that adjusting the application code isn’t in scope. I will therefore build in auto scaling without considering application code changes <text:span text:style-name="T73">in my solution</text:span>.</text:p>
      <text:h text:style-name="P155"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74">CDK might be a better </text:span><text:span text:style-name="T25">choice, </text:span><text:span text:style-name="T74">as we are </text:span><text:span text:style-name="T94">specifically </text:span><text:span text:style-name="T74">targeting AWS </text:span><text:span text:style-name="T94">right now, </text:span><text:span text:style-name="T95">but it means putting all our eggs in AWS and that makes me a little uncomfortable</text:span><text:span text:style-name="T74">. </text:span><text:span text:style-name="T94">While </text:span><text:span text:style-name="T24">t</text:span><text:span text:style-name="T94">he platform agnosticism of </text:span><text:span text:style-name="T74">Terraform </text:span><text:span text:style-name="T94">is a bit overstated </text:span><text:span text:style-name="T74">it will at least </text:span><text:span text:style-name="T24">mean some of our constants will be platform agnostic</text:span><text:span text:style-name="T74">.</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83">a lot of things installed that I will need.</text:span></text:p>
      <text:h text:style-name="Heading_20_2" text:outline-level="2">Setting up version control</text:h>
      <text:p text:style-name="P121">2022-11-<text:span text:style-name="T9">2</text:span> @ <text:span text:style-name="T75">2</text:span><text:span text:style-name="T9">:</text:span><text:span text:style-name="T75">00</text:span><text:span text:style-name="T9">p</text:span>m – <text:span text:style-name="T15">Cloning repository and pushing a copy to my own personal GitHub to work against.</text:span></text:p>
      <text:p text:style-name="P6"/>
      <text:p text:style-name="Timekeeping"><text:soft-page-break/>2022-11-2 @ 2:1<text:span text:style-name="T76">0</text:span>pm – New repository is created.</text:p>
      <text:p text:style-name="Standard"/>
      <text:p text:style-name="P123"><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77">Installing `docker-compose` and `docker` on my workstation.</text:span></text:p>
      <text:p text:style-name="P7"/>
      <text:p text:style-name="P14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124"><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56" text:outline-level="2"><text:span text:style-name="T80">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78">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82">Now I will </text:span>set up Terraform and connect to my AWS account from my workstation.</text:p>
      <text:p text:style-name="Standard"/>
      <text:p text:style-name="P122"><text:span text:style-name="T78">2022-11-</text:span><text:span text:style-name="T9">2</text:span><text:span text:style-name="T78"> @ </text:span><text:span text:style-name="T79">4</text:span><text:span text:style-name="T9">:</text:span><text:span text:style-name="T79">3</text:span><text:span text:style-name="T75">0</text:span><text:span text:style-name="T9">p</text:span><text:span text:style-name="T78">m – </text:span><text:span text:style-name="T81">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84">Turns out it wasn’t quite that simple. I needed to swap out the `</text:span>$(lsb_release -cs)<text:span text:style-name="T84">`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125"><text:span text:style-name="T5">Total machine time is </text:span>1<text:span text:style-name="T6"> hour</text:span><text:span text:style-name="T8">s</text:span><text:span text:style-name="T6">, </text:span><text:span text:style-name="T85">15</text:span><text:span text:style-name="T5"> minutes.</text:span></text:p>
      <text:h text:style-name="Heading_20_1" text:outline-level="1">Making a change to AWS <text:span text:style-name="T98">via Terraform</text:span></text:h>
      <text:p text:style-name="Timekeeping"><text:span text:style-name="T85">2022-11-2 </text:span><text:span text:style-name="T86">@ </text:span><text:span text:style-name="T87">4</text:span><text:span text:style-name="T86">:</text:span><text:span text:style-name="T87">45</text:span><text:span text:style-name="T86">pm – I </text:span><text:span text:style-name="T87">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88">at this stage </text:span>so I expect to take most of my code from examples online, <text:span text:style-name="T89">at least early on</text:span>.</text:p>
      <text:p text:style-name="P15"/>
      <text:p text:style-name="P149">I figure my solution is going to essentially follow the pattern in this <text:span text:style-name="T86">H</text:span>ashicorp example using ecs and an application load balanacer, so I will poach my starting code from <text:span text:style-name="T90">there.</text:span></text:p>
      <text:p text:style-name="P149">https://github.com/hashicorp/terraform-provider-aws/tree/main/examples/ecs-alb</text:p>
      <text:h text:style-name="Heading_20_2" text:outline-level="2">Getting Terraform to create an ECS cluster</text:h>
      <text:p text:style-name="Timekeeping"><text:span text:style-name="T85">2022-11-2 </text:span><text:span text:style-name="T86">@ 5:0</text:span><text:span text:style-name="T91">5</text:span><text:span text:style-name="T86">pm – </text:span><text:span text:style-name="T91">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93">A `terraform validate` shows t</text:span>he AWS region variable isn’t specified because I haven’t copied that over.</text:p>
      <text:p text:style-name="Standard"/>
      <text:p text:style-name="Decision">I will grab <text:span text:style-name="T22">variables</text:span><text:span text:style-name="T92">.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98"><text:span text:style-name="T93">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52"><text:span text:style-name="T56">DONE</text:span><text:span text:style-name="T117">: </text:span>I will create a new AWS account for this exercise and generate an API key for programmatic access. <text:span text:style-name="T96">I will use the root </text:span><text:span text:style-name="T57">user</text:span><text:span text:style-name="T96">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97">(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126"><text:span text:style-name="T5">Total machine time is </text:span><text:span text:style-name="T99">2</text:span><text:span text:style-name="T6"> hour</text:span><text:span text:style-name="T8">s</text:span><text:span text:style-name="T6">, </text:span><text:span text:style-name="T85">15</text:span><text:span text:style-name="T5"> minutes.</text:span></text:p>
      <text:h text:style-name="Heading_20_2" text:outline-level="2">Getting the <text:span text:style-name="T100">Hashicorp “Ghost” </text:span><text:span text:style-name="T12">example </text:span><text:span text:style-name="T100">running in AWS</text:span></text:h>
      <text:p text:style-name="Thought">The Hashicorp ECS example isn’t exactly what I am looking for (<text:span text:style-name="T37">DONE</text:span><text:span text:style-name="T118">: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101">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102">It would be unfortunate if I </text:span><text:span text:style-name="T31">encounter some deal breaker than means I have to abandon the example code.</text:span></text:p>
      <text:p text:style-name="P31"/>
      <text:p text:style-name="Thought"><text:span text:style-name="T103">I n</text:span>eed<text:span text:style-name="T103">ed</text:span> to make some tweaks to log configuration. <text:span text:style-name="T103">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104">I will use the AWS managed role because we have no special </text:span><text:span text:style-name="T33">permissions </text:span><text:span text:style-name="T104">for </text:span><text:span text:style-name="T32">these </text:span><text:span text:style-name="T104">task</text:span><text:span text:style-name="T105">s</text:span>.</text:p>
      <text:p text:style-name="P34"/>
      <text:p text:style-name="Decision">Another error, we need to define the instance <text:span text:style-name="T106">size </text:span>details for Fargate. These were implied by the EC2 instance previously. <text:span text:style-name="T107">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109">Networking </text:span><text:span text:style-name="T108">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10">I can remove the </text:span><text:span text:style-name="T35">explicit </text:span><text:span text:style-name="T110">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12">It seems to be taking a long time to start. </text:span><text:span text:style-name="T113">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14">2</text:span>:<text:span text:style-name="T114">00a</text:span>m – <text:span text:style-name="T36">Terraform is now doing its part and things are running on</text:span> Fargate.</text:p>
      <text:p text:style-name="P35"/>
      <text:p text:style-name="P127"><text:span text:style-name="T5">Total machine time is </text:span><text:span text:style-name="T111">4</text:span><text:span text:style-name="T6"> hour</text:span><text:span text:style-name="T8">s</text:span><text:span text:style-name="T6">, </text:span><text:span text:style-name="T115">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16">: </text:span>I am currently counting on my instances having direct access to the public internet, but there won’t be a long term reason for this to happen <text:span text:style-name="T119">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20">using environment variables</text:span>.</text:p>
      <text:p text:style-name="Standard"/>
      <text:p text:style-name="P99">Finally <text:span text:style-name="T121">I</text:span> reached a point where I can start focusing on running a copy of the provided application.</text:p>
      <text:p text:style-name="P9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22">15</text:span>pm – Ghost is running and accessible now.</text:p>
      <text:p text:style-name="P42"/>
      <text:p text:style-name="P128"><text:span text:style-name="T5">Total machine time is </text:span><text:span text:style-name="T122">5</text:span><text:span text:style-name="T6"> hour</text:span><text:span text:style-name="T8">s</text:span><text:span text:style-name="T6">, </text:span><text:span text:style-name="T122">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23">n </text:span>Apache image instead.</text:p>
      <text:p text:style-name="P45"/>
      <text:p text:style-name="Timekeeping">2022-11-3 @ 3:30pm – Apache is stable. <text:span text:style-name="T123">There does not appear to be anything wrong with the infrastructure.</text:span></text:p>
      <text:p text:style-name="P43"/>
      <text:p text:style-name="P129"><text:span text:style-name="T5">Total machine time is </text:span><text:span text:style-name="T122">5</text:span><text:span text:style-name="T6"> hour</text:span><text:span text:style-name="T8">s</text:span><text:span text:style-name="T6">, </text:span><text:span text:style-name="T124">15</text:span><text:span text:style-name="T122"> </text:span><text:span text:style-name="T5">minutes.</text:span></text:p>
      <text:p text:style-name="P43"/>
      <text:h text:style-name="Heading_20_1" text:outline-level="1">Getting ou<text:span text:style-name="T125">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130"><text:span text:style-name="T5">Total machine time is </text:span><text:span text:style-name="T122">5</text:span><text:span text:style-name="T6"> hour</text:span><text:span text:style-name="T8">s</text:span><text:span text:style-name="T6">, </text:span><text:span text:style-name="T126">30</text:span><text:span text:style-name="T122">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141">2022-11-3 @ 4:<text:span text:style-name="T127">45</text:span>pm – <text:span text:style-name="T41">Pushing httpd image into ECR</text:span></text:p>
      <text:p text:style-name="Standard"/>
      <text:p text:style-name="Decision">I need to install the AWS cli in order to get a temporary login to ECR.</text:p>
      <text:p text:style-name="P51"/>
      <text:p text:style-name="P100">Somehow I haven’t needed the AWS cli yet <text:span text:style-name="T128">on my workstation</text:span>. <text:span text:style-name="T42">B</text:span>ecause I manually add keys to my <text:span text:style-name="T129">AWS </text:span>credentials file <text:span text:style-name="T129">and that is what </text:span>Terraform is using.</text:p>
      <text:p text:style-name="P52"/>
      <text:p text:style-name="P10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131"><text:span text:style-name="T5">Total machine time is </text:span><text:span text:style-name="T122">5</text:span><text:span text:style-name="T6"> hour</text:span><text:span text:style-name="T8">s</text:span><text:span text:style-name="T6">, </text:span><text:span text:style-name="T130">45</text:span><text:span text:style-name="T122">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142">2022-11-3 @ 5:00pm – Adjusting the task definition and task execution role to pull from ECR.</text:p>
      <text:p text:style-name="Standard"/>
      <text:p text:style-name="Decision">I renamed the ECR repositories to match our eventual targets for the todo app.</text:p>
      <text:p text:style-name="P53"/>
      <text:p text:style-name="P102">Curiously, I found that the connection to ECR goes over the public internet, it does not appear to be possible to pull the image privately from ECR. <text:span text:style-name="T131">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132"><text:span text:style-name="T5">Total machine time is </text:span><text:span text:style-name="T132">6</text:span><text:span text:style-name="T6"> hour</text:span><text:span text:style-name="T8">s</text:span><text:span text:style-name="T6">, </text:span><text:span text:style-name="T132">30</text:span><text:span text:style-name="T122"> </text:span><text:span text:style-name="T5">minutes.</text:span></text:p>
      <text:h text:style-name="Heading_20_2" text:outline-level="2"><text:soft-page-break/>Swap the httpd image for the real todo frontend</text:h>
      <text:p text:style-name="Thought"><text:span text:style-name="T133">The way should be paved for us to push the todo app frontend into the container registry </text:span><text:span text:style-name="T134">and </text:span><text:span text:style-name="T133">force a redeploy of the task </text:span><text:span text:style-name="T134">to render the frontend app. For now, we only support one container, we will change this soon.</text:span></text:p>
      <text:p text:style-name="Standard"/>
      <text:p text:style-name="P150">I will <text:span text:style-name="T135">now </text:span>replace the httpd image in ECR with the locally buil<text:span text:style-name="T136">t</text:span> frontend image from my workstation and force a re-deploy of the service.</text:p>
      <text:p text:style-name="Standard"/>
      <text:p text:style-name="Timekeeping">2022-11-3 @ 5:45<text:span text:style-name="T137">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37">pm</text:span> – The todo frontend is now available. Everything works as expected.</text:p>
      <text:p text:style-name="P54"/>
      <text:p text:style-name="Timekeeping">2022-11-3 @ 6:15pm – <text:span text:style-name="T138">Tidied up some old references to example and httpd.</text:span></text:p>
      <text:p text:style-name="P54"/>
      <text:p text:style-name="P133"><text:span text:style-name="T5">Total machine time is </text:span><text:span text:style-name="T137">7</text:span><text:span text:style-name="T6"> hour</text:span><text:span text:style-name="T8">s</text:span><text:span text:style-name="T6">, </text:span><text:span text:style-name="T137">0</text:span><text:span text:style-name="T122"> </text:span><text:span text:style-name="T5">minutes.</text:span></text:p>
      <text:p text:style-name="Standard"/>
      <text:p text:style-name="Thought"><text:span text:style-name="T50">DONE</text:span>: I noticed the <text:span text:style-name="T142">frontend </text:span>Dockerfile <text:span text:style-name="T46">consumes a </text:span>`.env` file, <text:span text:style-name="T46">while building the image, </text:span>to set the API URL. This might get in the way when we try to host both containers from the same domain. <text:span text:style-name="T139">I </text:span><text:span text:style-name="T140">will later</text:span><text:span text:style-name="T139"> need to clarify if environment variables I declare at </text:span><text:span text:style-name="T45">build time </text:span><text:span text:style-name="T139">will override the `.env` file. </text:span><text:span text:style-name="T141">I</text:span><text:span text:style-name="T139">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43">4</text:span> @ <text:span text:style-name="T143">10:00am – </text:span><text:span text:style-name="T144">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45">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46">I got a name clash on my task execution role. These don’t actually need to be unique, but roles are cheap and having the flexibility for them to be different by service later is worth preserving. </text:span><text:span text:style-name="T147">I have added the application name and service name to the role </text:span><text:span text:style-name="T47">to resolve the problem</text:span><text:span text:style-name="T147">.</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103">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49">This gets baked in at </text:span><text:span text:style-name="T148">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50">it means the load balancer is properly configured.</text:span></text:p>
      <text:p text:style-name="P104">The frontend stopped throwing cross origin errors, which is <text:span text:style-name="T151">also </text:span>good news. Unfortunately I missed the `/api` from the environment variable when I replaced it, so the app didn’t work. <text:span text:style-name="T151">I need to build it again.</text:span></text:p>
      <text:p text:style-name="P64"/>
      <text:p text:style-name="Thought"><text:span text:style-name="T152">Everything works now! Yay. There are quite a few compromises to overcome </text:span><text:span text:style-name="T153">and improvements still to make though.</text:span></text:p>
      <text:p text:style-name="P64"/>
      <text:p text:style-name="Timekeeping"><text:soft-page-break/>2022-11-4 @ 11:45am – The app works in AWS now.</text:p>
      <text:p text:style-name="P65"/>
      <text:p text:style-name="P134"><text:span text:style-name="T5">Total machine time is </text:span><text:span text:style-name="T153">8</text:span><text:span text:style-name="T6"> hour</text:span><text:span text:style-name="T8">s</text:span><text:span text:style-name="T6">, </text:span><text:span text:style-name="T153">45</text:span><text:span text:style-name="T122">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151"><text:span text:style-name="T154">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54">.</text:span></text:p>
      <text:p text:style-name="P67"/>
      <text:p text:style-name="Timekeeping">2022-11-4 @ 3:45pm – The README.md now includes instructions on how to run terraform and push images to the container registries.</text:p>
      <text:p text:style-name="P68"/>
      <text:p text:style-name="P135"><text:soft-page-break/><text:span text:style-name="T5">Total machine time is </text:span><text:span text:style-name="T155">10</text:span><text:span text:style-name="T6"> hour</text:span><text:span text:style-name="T8">s</text:span><text:span text:style-name="T6">, </text:span><text:span text:style-name="T153">45</text:span><text:span text:style-name="T122"> </text:span><text:span text:style-name="T5">minutes.</text:span></text:p>
      <text:h text:style-name="Heading_20_1" text:outline-level="1">Summary of TODOs from this journal</text:h>
      <text:p text:style-name="P105">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803129981" text:style-name="L1">
        <text:list-item>
          <text:p text:style-name="P160">Stop using the root account to create resources.</text:p>
        </text:list-item>
        <text:list-item>
          <text:p text:style-name="P161">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69"/>
      <text:p text:style-name="Decision">I have been creating all the infrastructure using the root user so far. I think it is important for account security and to follow the principal of least privilege here and stop doing this. I will address this now.</text:p>
      <text:p text:style-name="P69"/>
      <text:p text:style-name="Timekeeping">2022-11-7 @ 10:15am – <text:span text:style-name="T156">TODO s</text:span>ummary complete <text:span text:style-name="T156">and actions decided</text:span>.</text:p>
      <text:p text:style-name="Standard"/>
      <text:p text:style-name="P136"><text:span text:style-name="T5">Total machine time is </text:span><text:span text:style-name="T155">1</text:span><text:span text:style-name="T163">1</text:span><text:span text:style-name="T6"> hour</text:span><text:span text:style-name="T8">s</text:span><text:span text:style-name="T6">, </text:span><text:span text:style-name="T163">0 </text:span><text:span text:style-name="T5">minutes.</text:span></text:p>
      <text:h text:style-name="Heading_20_1" text:outline-level="1"><text:soft-page-break/>Replacing the root user account with an infrastructure user</text:h>
      <text:p text:style-name="Decision">It isn’t responsible to use the root user <text:span text:style-name="T157">for an AWS account</text:span> or even to issue access keys for that user. I will <text:span text:style-name="T51">now </text:span>create a user account for myself and use that to perform infrastructure operations instead.</text:p>
      <text:p text:style-name="P70"/>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71"/>
      <text:p text:style-name="Decision">I will be creating an additional user manually, as I feel that not issuing keys for the root user is more important here. <text:span text:style-name="T158">This is </text:span><text:span text:style-name="T53">my typical behaviour for personal projects </text:span><text:span text:style-name="T54">though I accept that choice may be different in a workplace</text:span><text:span text:style-name="T53">.</text:span></text:p>
      <text:p text:style-name="Standard"/>
      <text:p text:style-name="P107"><text:span text:style-name="T159">I could create a group to manage the permissions for my user, </text:span><text:span text:style-name="T55">if this were a multi-person project this would be practically essential.</text:span></text:p>
      <text:p text:style-name="P106">It would <text:span text:style-name="T159">also </text:span>be a better <text:span text:style-name="T159">again </text:span>to create a role and grant <text:span text:style-name="T52">resource creation and teardown </text:span>permissions. <text:span text:style-name="T159">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70"/>
      <text:p text:style-name="Decision">I have successfully created the user, now I will replace my access for the `SREAssessment.Infrustructure` profile and confirm I can destroy and recreate all the infrastructure with this other account.</text:p>
      <text:p text:style-name="P72"/>
      <text:p text:style-name="Decision"><text:soft-page-break/>That worked <text:span text:style-name="T160">great</text:span>. I will now revoke the old access key for the root user so there is no way those keys could be used again.</text:p>
      <text:p text:style-name="P73"/>
      <text:p text:style-name="Decision">I updated the README.md to discourage use of the root user for running Terraform.</text:p>
      <text:p text:style-name="P73"/>
      <text:p text:style-name="Timekeeping">2022-11-7 @ 10:45am – I have successfully migrated to an IAM user to build and destroy infrastructure.</text:p>
      <text:p text:style-name="Standard"/>
      <text:p text:style-name="P136"><text:span text:style-name="T5">Total machine time is </text:span><text:span text:style-name="T155">1</text:span><text:span text:style-name="T163">1</text:span><text:span text:style-name="T6"> hour</text:span><text:span text:style-name="T8">s</text:span><text:span text:style-name="T6">, </text:span><text:span text:style-name="T163">30</text:span><text:span text:style-name="T122">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08"><text:span text:style-name="T161">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17">I definitely haven’t enabled auto scaling for the tasks. I will enable this too.</text:p>
      <text:h text:style-name="Heading_20_2" text:outline-level="2">Ensure we are running services across multiple availability zones</text:h>
      <text:p text:style-name="Timekeeping">2022-11-7 @ 10:45am – Reviewing availability zone configuration.</text:p>
      <text:p text:style-name="P74"/>
      <text:p text:style-name="P109">We have subnets <text:span text:style-name="T162">created </text:span>across two availability zones and Fargate will automatically distribute tasks between the subnets available.</text:p>
      <text:p text:style-name="P109">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75"/>
      <text:p text:style-name="Decision"><text:soft-page-break/>I will address this by configuring at least two tasks to be started in each service.</text:p>
      <text:p text:style-name="P76"/>
      <text:p text:style-name="Timekeeping">2022-11-7 @ 11:<text:span text:style-name="T164">00</text:span>am – Adjusting Terraform to require two tasks per service.</text:p>
      <text:p text:style-name="P77"/>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77"/>
      <text:p text:style-name="P110">As I suspected. Adding additional backend tasks causes the application to behave unexpectedly on reload.</text:p>
      <text:p text:style-name="P110">This is because the application is stateful, the in-memory database is unique to the instance that receives the request. Until this limitation is overcome, the application cannot run correctly while being highly available.</text:p>
      <text:p text:style-name="P77"/>
      <text:p text:style-name="Timekeeping">2022-11-7 @ 11:<text:span text:style-name="T164">15</text:span>am – Application is now configured to be highly available.</text:p>
      <text:p text:style-name="P77"/>
      <text:p text:style-name="P136"><text:span text:style-name="T5">Total machine time is </text:span><text:span text:style-name="T155">1</text:span><text:span text:style-name="T164">2</text:span><text:span text:style-name="T6"> hour</text:span><text:span text:style-name="T8">s</text:span><text:span text:style-name="T6">, </text:span><text:span text:style-name="T163">0 </text:span><text:span text:style-name="T5">minutes.</text:span></text:p>
      <text:h text:style-name="P157" text:outline-level="2">Enable auto scaling of services</text:h>
      <text:p text:style-name="Thought">To ensure we can <text:span text:style-name="T165">keep up with any load thrown at the service we can enable auto scaling. The Elastic Container Service will then add additional tasks to manage spikes in load that occur.</text:span></text:p>
      <text:p text:style-name="P111">Auto scaling can lead to spikes in AWS cost too, so it will be important to make the scaling <text:span text:style-name="T166">values </text:span>configurable in Terraform, <text:span text:style-name="T167">along with some sensible defaults</text:span>.</text:p>
      <text:p text:style-name="Standard"/>
      <text:p text:style-name="P143">2022-11-7 @ 11:<text:span text:style-name="T164">15</text:span>am – <text:span text:style-name="T60">Enabling auto scaling</text:span>.</text:p>
      <text:p text:style-name="P78"/>
      <text:p text:style-name="Thought">Without profiling the applications it is hard to know what to set as auto scaling thresholds. Ideally this would be informed by load testing.</text:p>
      <text:p text:style-name="P78"><text:soft-page-break/></text:p>
      <text:p text:style-name="Decision">As load testing isn’t the focus of this exercise I will just choose an arbitrary CPU threshold of 80% load.</text:p>
      <text:p text:style-name="P78"/>
      <text:p text:style-name="P144">2022-11-7 @ <text:span text:style-name="T169">12:00</text:span>am – <text:span text:style-name="T168">A</text:span><text:span text:style-name="T60">uto scaling </text:span><text:span text:style-name="T62">on CPU load is now enabled</text:span>.</text:p>
      <text:p text:style-name="P78"/>
      <text:p text:style-name="P137"><text:span text:style-name="T5">Total machine time is </text:span><text:span text:style-name="T155">1</text:span><text:span text:style-name="T164">2</text:span><text:span text:style-name="T6"> hour</text:span><text:span text:style-name="T8">s</text:span><text:span text:style-name="T6">, </text:span><text:span text:style-name="T170">45</text:span><text:span text:style-name="T163"> </text:span><text:span text:style-name="T5">minutes.</text:span></text:p>
      <text:p text:style-name="Standard"/>
      <text:p text:style-name="Thought"><text:span text:style-name="T171">I have ticked all the </text:span><text:span text:style-name="T172">required </text:span><text:span text:style-name="T171">boxes for the exercise now. </text:span><text:span text:style-name="T172">I need to add a diagram of my </text:span><text:span text:style-name="T174">solution.</text:span></text:p>
      <text:p text:style-name="P112"><text:span text:style-name="T171">I would </text:span><text:span text:style-name="T172">also </text:span><text:span text:style-name="T171">like to add Continuous Deployment driven off the container registry </text:span><text:span text:style-name="T173">before I submit</text:span><text:span text:style-name="T171">.</text:span></text:p>
      <text:h text:style-name="Heading_20_1" text:outline-level="1">Add a diagram showing the infrastructure</text:h>
      <text:p text:style-name="P118">I suspect I can find something built by somebody else as I am not using a very unique design.</text:p>
      <text:p text:style-name="Standard"/>
      <text:p text:style-name="Timekeeping">2022-11-7 @ 12:00<text:span text:style-name="T175">am</text:span> – Looking for an existing diagram that matches my solution.</text:p>
      <text:p text:style-name="P79"/>
      <text:p text:style-name="Decision">I could not trivially find a diagram I thought matched what I designed. I will build one myself.</text:p>
      <text:p text:style-name="P80"/>
      <text:p text:style-name="Timekeeping">2022-11-7 @ 12:30pm – I have created a diagram using an online tool.</text:p>
      <text:p text:style-name="P81"/>
      <text:p text:style-name="P138"><text:span text:style-name="T5">Total machine time is </text:span><text:span text:style-name="T155">1</text:span><text:span text:style-name="T176">3</text:span><text:span text:style-name="T6"> hour</text:span><text:span text:style-name="T8">s</text:span><text:span text:style-name="T6">, </text:span><text:span text:style-name="T176">15</text:span><text:span text:style-name="T163"> </text:span><text:span text:style-name="T5">minutes.</text:span></text:p>
      <text:h text:style-name="Heading_20_1" text:outline-level="1"><text:soft-page-break/>Adding a Continuous Deployment pipeline</text:h>
      <text:p text:style-name="Thought">I want to have a go at the stretch objective of creating a Continuous Deployment pipeline because I think it is important to build automated deployment for applications alongside the infrastructure decisions.</text:p>
      <text:p text:style-name="Standard"/>
      <text:p text:style-name="Thought">I also think Continuous Integration of code is essential too, but it doesn’t have quite the same connection to infrastructure. In fact, I don’t even think AWS has appropriate tools for CI in the first place.</text:p>
      <text:p text:style-name="P113"><text:span text:style-name="T177">For that reason I </text:span><text:span text:style-name="T63">don’t think building a CI pipeline is really as meaningful for this assessment.</text:span></text:p>
      <text:p text:style-name="Standard"/>
      <text:p text:style-name="Decision">I will build the automated deployment to run from the container registries.</text:p>
      <text:p text:style-name="Standard"/>
      <text:p text:style-name="Timekeeping">2022-11-7 @ 3:45pm – Enabling Continuous Deployment driven by <text:span text:style-name="T178">`</text:span>latest<text:span text:style-name="T178">`</text:span> tags in ECR</text:p>
      <text:p text:style-name="Standard"/>
      <text:p text:style-name="Thought"><text:span text:style-name="T178">Our task definition files are already set to pull to the `latest` tagged images from </text:span><text:span text:style-name="T179">our container registries</text:span><text:span text:style-name="T178">. </text:span><text:span text:style-name="T180">This means all </text:span><text:span text:style-name="T178">we really need to do to enable continuous deployment is to monitor the container registry for changes </text:span><text:span text:style-name="T180">and then, wh</text:span><text:span text:style-name="T178">en changes are observed, we force a deployment of fresh tasks in ECS.</text:span></text:p>
      <text:p text:style-name="P114"><text:span text:style-name="T180">Code</text:span><text:span text:style-name="T64">Pipeline </text:span><text:span text:style-name="T180">in AWS can do this for us, we just need to add and configure the resources to do it.</text:span></text:p>
      <text:p text:style-name="P83"/>
      <text:p text:style-name="Decision">I had to change the application name. I was including underscores and then using the name to derive an S3 bucket name. Bucket names cannot include underscores. Replaced them with dashes.</text:p>
      <text:p text:style-name="P83"/>
      <text:p text:style-name="Thought">Caught a snag. I need find a way to create an `imagedefintions.json` for the ECS deployment. I just want to use the latest tag, but CodePipeline wants me to be more specific than that.</text:p>
      <text:p text:style-name="P82"/>
      <text:p text:style-name="Decision"><text:soft-page-break/>This stack overflow <text:span text:style-name="T182">[https://stackoverflow.com/questions/58849736/did-not-find-the-image-definition-file-imagedefinitions-json]</text:span> has a neat CodeBuild script we can place in between ECR and ECS to convert the `imageDetail.json` that ECR provides to the `imageDefinitons.json` file that ECS requires. <text:span text:style-name="T181">I will try adding this stage.</text:span></text:p>
      <text:p text:style-name="P84"/>
      <text:p text:style-name="Thought">It looks like if I set up a full Blue/Green deployment using CodeDeploy this would all pipe together nicely. <text:span text:style-name="T181">That will probably be my fallback plan.</text:span></text:p>
      <text:p text:style-name="P84"/>
      <text:p text:style-name="Decision">Change of plans. Adding a CodeBuild stage just to return a static file seems excessive. Instead I will create an S3 bucket and upload the `imageDefinitions.json` in. We can do all this with Terraform.</text:p>
      <text:p text:style-name="P85"/>
      <text:p text:style-name="P115"><text:span text:style-name="T183">It appears w</text:span>e have to enable versioning of the S3 bucket to use it as a CodePipeline source.</text:p>
      <text:p text:style-name="P86"/>
      <text:p text:style-name="P115">Got things defined now. I need to run things to see what permissions I need to add to the pipeline role. I suspect I need ECR and ECS permissions to be added.</text:p>
      <text:p text:style-name="P87"/>
      <text:p text:style-name="Thought">As expected. I need to add ECR permissions to the pipeline role to be able to monitor <text:span text:style-name="T184">for new images</text:span>.</text:p>
      <text:p text:style-name="P87"/>
      <text:p text:style-name="Thought">Got stuck for a long time till I found some documentation saying I needed to zip the imagedefintions.json file. <text:span text:style-name="T185">Now I need to work out how to get Terraform to do that.</text:span></text:p>
      <text:p text:style-name="P88"/>
      <text:p text:style-name="Thought">Success. Next error is with permissions to interact with ECS. Feels like its getting close.</text:p>
      <text:p text:style-name="P89"/>
      <text:p text:style-name="P153"><text:span text:style-name="T186">I ended up adding the managed policy `AmazonECS_FullAccess` which seems like more permissions than we should need, but more restrictive policy just gave me an </text:span><text:soft-page-break/><text:span text:style-name="T186">unhelpful “</text:span>The provided role does not have sufficient permissions to access ECS” <text:span text:style-name="T186">error.</text:span></text:p>
      <text:p text:style-name="P92"/>
      <text:p text:style-name="Timekeeping">2022-11-7 @ 7:00pm – The continous deployment pipeline is successfully updating tasks when run manually.</text:p>
      <text:p text:style-name="P90"/>
      <text:p text:style-name="Thought">This seemed to have worked! I now have a continuous deployment pipeline. I need to confirm it properly triggers when I push a fresh image.</text:p>
      <text:p text:style-name="P90"/>
      <text:p text:style-name="Decision">I will make a change to the frontend and confirm it works.</text:p>
      <text:p text:style-name="P93"/>
      <text:p text:style-name="Timekeeping">2022-11-7 @ 7:00pm – Doesn’t look like it is working. I will need to investigate later.</text:p>
      <text:p text:style-name="P91"/>
      <text:p text:style-name="P140"><text:span text:style-name="T5">Total machine time is </text:span><text:span text:style-name="T155">1</text:span><text:span text:style-name="T188">6</text:span><text:span text:style-name="T6"> hour</text:span><text:span text:style-name="T8">s</text:span><text:span text:style-name="T6">, </text:span><text:span text:style-name="T188">4</text:span><text:span text:style-name="T176">5</text:span><text:span text:style-name="T163"> </text:span><text:span text:style-name="T5">minutes.</text:span></text:p>
      <text:h text:style-name="Heading_20_2" text:outline-level="2">Fixing the bug with the pipeline triggering</text:h>
      <text:p text:style-name="P146">2022-11-7 @ 9:15pm – Taking a look into why a push to ECR doesn’t trigger the pipeline to run.</text:p>
      <text:p text:style-name="Standard"/>
      <text:p text:style-name="Thought">It appears there is a limitation with the Terraform module that it does not create the CloudWatch event to monitor ECR when we define the action for CodePipeline. We need to create an event ourselves to trigger it.</text:p>
      <text:p text:style-name="Standard"/>
      <text:p text:style-name="Decision">I found some example code I will try out. https://github.com/hashicorp/terraform-provider-aws/issues/7012#issuecomment-834697378</text:p>
      <text:p text:style-name="Standard"/>
      <text:p text:style-name="Timekeeping"><text:soft-page-break/><text:span text:style-name="T189">2022-11-7 @ </text:span><text:span text:style-name="T193">10</text:span><text:span text:style-name="T189">:00pm – I have the CloudWatch Event configured to monitor ECR </text:span><text:span text:style-name="T190">for pushes</text:span><text:span text:style-name="T189">.</text:span></text:p>
      <text:p text:style-name="P94"/>
      <text:p text:style-name="Decision">I will now try making a<text:span text:style-name="T191">nother </text:span>change <text:span text:style-name="T192">to the frontend </text:span>and pushing a new image to ECR.</text:p>
      <text:p text:style-name="Standard"/>
      <text:p text:style-name="P145"><text:span text:style-name="T187">2022-11-7 @ </text:span><text:span text:style-name="T193">10</text:span><text:span text:style-name="T187">:00pm – The continuous deployment pipeline </text:span><text:span text:style-name="T65">triggers when a new image is pushed to the container registry.</text:span></text:p>
      <text:p text:style-name="P91"/>
      <text:p text:style-name="P139"><text:span text:style-name="T5">Total machine time is </text:span><text:span text:style-name="T155">1</text:span><text:span text:style-name="T194">7</text:span><text:span text:style-name="T6"> hour</text:span><text:span text:style-name="T8">s</text:span><text:span text:style-name="T6">, </text:span><text:span text:style-name="T194">30</text:span><text:span text:style-name="T163"> </text:span><text:span text:style-name="T5">minutes.</text:span></text:p>
      <text:h text:style-name="Heading_20_1" text:outline-level="1">Conclusion</text:h>
      <text:h text:style-name="Heading_20_2" text:outline-level="2">Summary</text:h>
      <text:p text:style-name="Thought">I think I am pretty happy with the result. There are some clear things I would add next, but they are not in the scope of the assessment. <text:span text:style-name="T195">I will capture some of my ideas for next steps tomorrow and submit the solution.</text:span></text:p>
      <text:p text:style-name="P116">It took me much longer than I had anticipated spending, but I really enjoyed building some of these fundamental pieces I have taken for granted on more established projects in the past.</text:p>
      <text:p text:style-name="Standard"/>
      <text:p text:style-name="P147"><text:span text:style-name="T187">2022-11-</text:span><text:span text:style-name="T196">8</text:span><text:span text:style-name="T187"> @ </text:span><text:span text:style-name="T196">9</text:span><text:span text:style-name="T187">:</text:span><text:span text:style-name="T196">45a</text:span><text:span text:style-name="T187">m – </text:span><text:span text:style-name="T196">C</text:span><text:span text:style-name="T66">apturing final thoughts.</text:span></text:p>
      <text:h text:style-name="P158" text:outline-level="2">Known limitations and outstanding problems</text:h>
      <text:p text:style-name="P119">There seems to be some persistent problem with the backend service. Tasks will keep dropping out of target groups due to failing health checks. <text:span text:style-name="T197">When I did a brief poke around, it looked like it might be connected to missing HTTPS configuration.</text:span></text:p>
      <text:p text:style-name="P162">This would need further investigation, but it didn’t feel like it was part of the scope of the exercise.</text:p>
      <text:p text:style-name="Standard"/>
      <text:p text:style-name="Thought"><text:soft-page-break/>The backend service is stateful. It has a in-memory database so each instance has its own version of the truth of the todo list. This means the service doesn’t scale properly. When you make a request you might hit a different service than the one you sent your last todo item to. This causes problems when you reload the frontend cause it seems like your todo items disappear.</text:p>
      <text:p text:style-name="P119"><text:span text:style-name="T198">I got told not to worry </text:span><text:span text:style-name="T67">about this when I asked about it.</text:span></text:p>
      <text:p text:style-name="Standard"/>
      <text:h text:style-name="Heading_20_2" text:outline-level="2">Room for improvement</text:h>
      <text:p text:style-name="Thought">Public IP addresses shouldn’t be assigned to tasks. They should just have private addresses and get their access to ECR via a NAT resource instead.</text:p>
      <text:p text:style-name="Thought">I probably should have done this, and its a key thing to change next if more effort went on this.</text:p>
      <text:p text:style-name="Standard"/>
      <text:p text:style-name="Thought">The Terraform could use more tidying up. My focus was on removing duplication, but there is some separation of concerns refactoring, in particular with the Continuous Deployment resources conflated with the `simple-esc-service` module. I felt this building up as I ingested more variables in the module.</text:p>
      <text:p text:style-name="P120"><text:span text:style-name="T199">The entire module could also be parameterised to make it easy to </text:span><text:span text:style-name="T68">compose together this service as part of a wider solution later.</text:span></text:p>
      <text:p text:style-name="Thought">This would be a high value, low effort change to make and there are probably other opportunities for improvement in there too.</text:p>
      <text:p text:style-name="Standard"/>
      <text:p text:style-name="Thought">We could add a smoke test during the continuous delivery pipeline that tested the overall behaviour of the application. This would act as a final safety net to help inform us if anything had gone wrong with a deployment and needed urgent attention.</text:p>
      <text:p text:style-name="Thought">We could also further improve the deployment with blue/green to run the smoke test making the new environment live. This would further improve resiliency.</text:p>
      <text:p text:style-name="Standard"/>
      <text:p text:style-name="Thought">The frontend is currently running in ECS, but its just static assets so it <text:span text:style-name="T200">sh</text:span>ould run out of an S3 bucket <text:span text:style-name="T200">with </text:span><text:span text:style-name="T69">a content delivery layer</text:span><text:span text:style-name="T200"> in front </text:span>instead.</text:p>
      <text:p text:style-name="Thought">I made a deliberate decision here that my build artifacts were docker images, the images built and used in the `docker compose` development environment. There is <text:soft-page-break/>a tradeoff here between similarness to development and performance/resiliency that could be improved.</text:p>
      <text:p text:style-name="Standard"/>
      <text:p text:style-name="Thought">Continuous Integration of code and build artifacts should be added. This is absolutely essential to healthy software delivery and is a must have for any reasonably sized project.</text:p>
      <text:p text:style-name="Thought">I think the tools AWS provides, <text:span text:style-name="T201">e.g. </text:span>CodeCommit, CodeBuild and CodePipeline are not fit for this purpose, so I haven’t explored this <text:span text:style-name="T70">during this exercise</text:span>. CI should be about quickly getting information about test and build results and should be well integrated with the version control system (in my opinion) to provide contextual feedback <text:span text:style-name="T202">and AWS tools are </text:span><text:span text:style-name="T71">best in class </text:span><text:span text:style-name="T202">at this</text:span>.</text:p>
      <text:p text:style-name="Standard"/>
      <text:p text:style-name="P164"><text:span text:style-name="T187">2022-11-7 @ </text:span><text:span text:style-name="T203">10</text:span><text:span text:style-name="T187">:</text:span><text:span text:style-name="T203">15a</text:span><text:span text:style-name="T187">m –</text:span><text:span text:style-name="T65"> </text:span><text:span text:style-name="T72">Final thoughts captured.</text:span></text:p>
      <text:p text:style-name="P159"/>
      <text:p text:style-name="P163"><text:span text:style-name="T5">Total machine time is </text:span><text:span text:style-name="T155">1</text:span><text:span text:style-name="T203">8</text:span><text:span text:style-name="T6"> hour</text:span><text:span text:style-name="T8">s</text:span><text:span text:style-name="T6">, </text:span><text:span text:style-name="T194">0</text:span><text:span text:style-name="T163">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8T10:08:42.162906701</dc:date>
    <meta:editing-duration>P1DT17H35M33S</meta:editing-duration>
    <meta:editing-cycles>459</meta:editing-cycles>
    <meta:document-statistic meta:table-count="0" meta:image-count="0" meta:object-count="0" meta:page-count="28" meta:paragraph-count="288" meta:word-count="6113" meta:character-count="35098" meta:non-whitespace-character-count="29221"/>
  </office:meta>
</office:document-meta>
</file>